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Mono" svg:font-family="'Noto Mono'" style:font-adornments="Normal" style:font-family-generic="modern" style:font-pitch="fixed"/>
    <style:font-face style:name="Noto Sans" svg:font-family="'Noto Sans'" style:font-adornments="Gras" style:font-family-generic="swiss" style:font-pitch="variable"/>
    <style:font-face style:name="Noto Sans Nag Mundari" svg:font-family="'Noto Sans Nag Mundari'" style:font-adornments="Normal" style:font-family-generic="swiss" style:font-pitch="variable"/>
    <style:font-face style:name="Noto Sans1" svg:font-family="'Noto Sans'" style:font-adornments="Italique gras" style:font-family-generic="swiss" style:font-pitch="variable"/>
    <style:font-face style:name="OpenSymbol" svg:font-family="OpenSymbol" style:font-charset="x-symbol"/>
  </office:font-face-decls>
  <office:automatic-styles>
    <style:style style:name="P1" style:family="paragraph" style:parent-style-name="Title">
      <style:paragraph-properties fo:break-before="page"/>
      <style:text-properties officeooo:rsid="0016a2c9" officeooo:paragraph-rsid="0016a2c9"/>
    </style:style>
    <style:style style:name="P2" style:family="paragraph" style:parent-style-name="Title">
      <style:text-properties officeooo:rsid="0016a2c9" officeooo:paragraph-rsid="0016a2c9"/>
    </style:style>
    <style:style style:name="P3" style:family="paragraph" style:parent-style-name="Text_20_body">
      <style:text-properties officeooo:rsid="002cf994" officeooo:paragraph-rsid="002cf994"/>
    </style:style>
    <style:style style:name="P4" style:family="paragraph" style:parent-style-name="Text_20_body">
      <style:text-properties officeooo:rsid="002e8549" officeooo:paragraph-rsid="002e8549"/>
    </style:style>
    <style:style style:name="P5" style:family="paragraph" style:parent-style-name="Footnote">
      <style:text-properties officeooo:rsid="002ffd3c" officeooo:paragraph-rsid="002ffd3c"/>
    </style:style>
    <style:style style:name="P6" style:family="paragraph" style:parent-style-name="Text_20_body">
      <style:text-properties officeooo:rsid="00331b30" officeooo:paragraph-rsid="00331b30"/>
    </style:style>
    <style:style style:name="P7" style:family="paragraph" style:parent-style-name="Text_20_body">
      <style:text-properties officeooo:rsid="00343671" officeooo:paragraph-rsid="00343671"/>
    </style:style>
    <style:style style:name="P8" style:family="paragraph" style:parent-style-name="Text_20_body">
      <style:text-properties officeooo:rsid="00393332" officeooo:paragraph-rsid="00393332"/>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Contents_20_4">
      <style:paragraph-properties>
        <style:tab-stops>
          <style:tab-stop style:position="15.501cm" style:type="right" style:leader-style="dotted" style:leader-text="."/>
        </style:tab-stops>
      </style:paragraph-properties>
    </style:style>
    <style:style style:name="P13" style:family="paragraph" style:parent-style-name="Text_20_body">
      <style:text-properties fo:font-style="italic" officeooo:rsid="003e51dd" officeooo:paragraph-rsid="003e51dd" style:font-style-asian="italic" style:font-style-complex="italic"/>
    </style:style>
    <style:style style:name="P14" style:family="paragraph" style:parent-style-name="Text_20_body">
      <style:text-properties fo:font-style="italic" officeooo:rsid="003ecaa3" officeooo:paragraph-rsid="003ecaa3" style:font-style-asian="italic" style:font-style-complex="italic"/>
    </style:style>
    <style:style style:name="P15" style:family="paragraph" style:parent-style-name="Title">
      <style:paragraph-properties fo:break-before="page"/>
    </style:style>
    <style:style style:name="P16" style:family="paragraph" style:parent-style-name="Heading_20_1">
      <style:text-properties officeooo:rsid="003f8b0f" officeooo:paragraph-rsid="003f8b0f"/>
    </style:style>
    <style:style style:name="P17" style:family="paragraph" style:parent-style-name="Heading_20_1">
      <style:text-properties officeooo:rsid="003d108b" officeooo:paragraph-rsid="003d108b"/>
    </style:style>
    <style:style style:name="P18" style:family="paragraph" style:parent-style-name="Heading_20_2">
      <style:text-properties officeooo:rsid="003e51dd" officeooo:paragraph-rsid="003e51dd"/>
    </style:style>
    <style:style style:name="P19" style:family="paragraph" style:parent-style-name="Preformatted_20_Text">
      <style:text-properties fo:color="#b2b2b2" loext:opacity="100%"/>
    </style:style>
    <style:style style:name="P20" style:family="paragraph" style:parent-style-name="Text_20_body">
      <style:text-properties fo:color="#b2b2b2" loext:opacity="100%" officeooo:rsid="0018b4e3" officeooo:paragraph-rsid="0018b4e3"/>
    </style:style>
    <style:style style:name="P21" style:family="paragraph" style:parent-style-name="Text_20_body">
      <style:text-properties fo:color="#b2b2b2" loext:opacity="100%" officeooo:rsid="001a64d0" officeooo:paragraph-rsid="001a64d0"/>
    </style:style>
    <style:style style:name="P22" style:family="paragraph" style:parent-style-name="Text_20_body">
      <style:text-properties fo:color="#b2b2b2" loext:opacity="100%" officeooo:rsid="001c62fb" officeooo:paragraph-rsid="001c62fb"/>
    </style:style>
    <style:style style:name="P23" style:family="paragraph" style:parent-style-name="Text_20_body">
      <style:text-properties fo:color="#b2b2b2" loext:opacity="100%"/>
    </style:style>
    <style:style style:name="P24" style:family="paragraph" style:parent-style-name="Text_20_body">
      <style:text-properties fo:color="#b2b2b2" loext:opacity="100%" officeooo:rsid="001d39c9" officeooo:paragraph-rsid="001d39c9"/>
    </style:style>
    <style:style style:name="P25" style:family="paragraph" style:parent-style-name="Text_20_body">
      <style:text-properties fo:color="#b2b2b2" loext:opacity="100%" officeooo:rsid="001e0499" officeooo:paragraph-rsid="001e0499"/>
    </style:style>
    <style:style style:name="P26" style:family="paragraph" style:parent-style-name="Text_20_body">
      <style:text-properties fo:color="#b2b2b2" loext:opacity="100%" officeooo:rsid="001e5319" officeooo:paragraph-rsid="001e5319"/>
    </style:style>
    <style:style style:name="P27" style:family="paragraph" style:parent-style-name="Text_20_body">
      <style:text-properties fo:color="#b2b2b2" loext:opacity="100%" officeooo:rsid="0020ff25" officeooo:paragraph-rsid="0020ff25"/>
    </style:style>
    <style:style style:name="P28" style:family="paragraph" style:parent-style-name="Text_20_body">
      <style:text-properties fo:color="#b2b2b2" loext:opacity="100%" officeooo:rsid="0022547d" officeooo:paragraph-rsid="0022547d"/>
    </style:style>
    <style:style style:name="P29" style:family="paragraph" style:parent-style-name="Text_20_body">
      <style:text-properties fo:color="#b2b2b2" loext:opacity="100%" officeooo:rsid="002486a3" officeooo:paragraph-rsid="002486a3"/>
    </style:style>
    <style:style style:name="P30" style:family="paragraph" style:parent-style-name="Text_20_body" style:list-style-name="L1">
      <style:text-properties fo:color="#b2b2b2" loext:opacity="100%" officeooo:rsid="002486a3" officeooo:paragraph-rsid="002486a3"/>
    </style:style>
    <style:style style:name="P31" style:family="paragraph" style:parent-style-name="Text_20_body">
      <style:text-properties fo:color="#b2b2b2" loext:opacity="100%" officeooo:rsid="00253e36" officeooo:paragraph-rsid="00253e36"/>
    </style:style>
    <style:style style:name="P32" style:family="paragraph" style:parent-style-name="Text_20_body">
      <style:text-properties fo:color="#b2b2b2" loext:opacity="100%" officeooo:rsid="0026cac1" officeooo:paragraph-rsid="0026cac1"/>
    </style:style>
    <style:style style:name="P33" style:family="paragraph" style:parent-style-name="Text_20_body">
      <style:text-properties fo:color="#b2b2b2" loext:opacity="100%" officeooo:rsid="00281f26" officeooo:paragraph-rsid="00281f26"/>
    </style:style>
    <style:style style:name="P34" style:family="paragraph" style:parent-style-name="Text_20_body" style:list-style-name="L2">
      <style:text-properties fo:color="#b2b2b2" loext:opacity="100%" officeooo:rsid="00281f26" officeooo:paragraph-rsid="00281f26"/>
    </style:style>
    <style:style style:name="P35" style:family="paragraph" style:parent-style-name="Text_20_body">
      <style:text-properties fo:color="#b2b2b2" loext:opacity="100%" officeooo:rsid="002ffd3c" officeooo:paragraph-rsid="002ffd3c"/>
    </style:style>
    <style:style style:name="P36" style:family="paragraph" style:parent-style-name="Text_20_body">
      <style:text-properties fo:color="#b2b2b2" loext:opacity="100%" officeooo:rsid="0032e9f7" officeooo:paragraph-rsid="0032e9f7"/>
    </style:style>
    <style:style style:name="P37" style:family="paragraph" style:parent-style-name="Text_20_body" style:list-style-name="L3">
      <style:text-properties fo:color="#b2b2b2" loext:opacity="100%" officeooo:rsid="0032e9f7" officeooo:paragraph-rsid="0032e9f7"/>
    </style:style>
    <style:style style:name="P38" style:family="paragraph" style:parent-style-name="Text_20_body">
      <style:text-properties fo:color="#b2b2b2" loext:opacity="100%" officeooo:rsid="00310912" officeooo:paragraph-rsid="00310912"/>
    </style:style>
    <style:style style:name="P39" style:family="paragraph" style:parent-style-name="Text_20_body">
      <style:text-properties fo:color="#b2b2b2" loext:opacity="100%" officeooo:rsid="0034955c" officeooo:paragraph-rsid="0034955c"/>
    </style:style>
    <style:style style:name="P40" style:family="paragraph" style:parent-style-name="Text_20_body">
      <style:text-properties fo:color="#b2b2b2" loext:opacity="100%" officeooo:rsid="003732f9" officeooo:paragraph-rsid="003732f9"/>
    </style:style>
    <style:style style:name="P41" style:family="paragraph" style:parent-style-name="Text_20_body" style:list-style-name="L4">
      <style:text-properties fo:color="#b2b2b2" loext:opacity="100%" officeooo:rsid="003732f9" officeooo:paragraph-rsid="003732f9"/>
    </style:style>
    <style:style style:name="P42" style:family="paragraph" style:parent-style-name="Text_20_body">
      <style:text-properties fo:color="#b2b2b2" loext:opacity="100%" officeooo:paragraph-rsid="003732f9"/>
    </style:style>
    <style:style style:name="P43" style:family="paragraph" style:parent-style-name="Text_20_body">
      <style:text-properties fo:color="#b2b2b2" loext:opacity="100%" officeooo:rsid="00393332" officeooo:paragraph-rsid="00393332"/>
    </style:style>
    <style:style style:name="P44" style:family="paragraph" style:parent-style-name="Text_20_body" style:list-style-name="L5">
      <style:text-properties fo:color="#b2b2b2" loext:opacity="100%" officeooo:rsid="00393332" officeooo:paragraph-rsid="00393332"/>
    </style:style>
    <style:style style:name="P45" style:family="paragraph" style:parent-style-name="Text_20_body" style:list-style-name="L6">
      <style:text-properties fo:color="#b2b2b2" loext:opacity="100%" officeooo:rsid="00393332" officeooo:paragraph-rsid="00393332"/>
    </style:style>
    <style:style style:name="P46" style:family="paragraph" style:parent-style-name="Text_20_body">
      <style:text-properties fo:color="#b2b2b2" loext:opacity="100%" officeooo:rsid="00393332" officeooo:paragraph-rsid="003a8bae"/>
    </style:style>
    <style:style style:name="P47" style:family="paragraph" style:parent-style-name="Text_20_body" style:list-style-name="L7">
      <style:text-properties fo:color="#b2b2b2" loext:opacity="100%" officeooo:rsid="00393332" officeooo:paragraph-rsid="00393332"/>
    </style:style>
    <style:style style:name="P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1d39c9"/>
    </style:style>
    <style:style style:name="T2" style:family="text">
      <style:text-properties officeooo:rsid="0029d333"/>
    </style:style>
    <style:style style:name="T3" style:family="text">
      <style:text-properties officeooo:rsid="0032e9f7"/>
    </style:style>
    <style:style style:name="T4" style:family="text">
      <style:text-properties officeooo:rsid="003732f9"/>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3732f9" style:font-style-asian="normal" style:font-style-complex="normal"/>
    </style:style>
    <style:style style:name="T8" style:family="text">
      <style:text-properties officeooo:rsid="00386e31"/>
    </style:style>
    <style:style style:name="T9" style:family="text">
      <style:text-properties officeooo:rsid="003a8bae"/>
    </style:style>
    <style:style style:name="T10" style:family="text">
      <style:text-properties fo:color="#b2b2b2" loext:opacity="100%"/>
    </style:style>
    <style:style style:name="T1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4">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text:a xlink:type="simple" xlink:href="#__RefHeading___Toc527_1427515529" text:style-name="Index_20_Link" text:visited-style-name="Index_20_Link">I. Point de vue pédagogique<text:tab/>2</text:a></text:p>
          <text:p text:style-name="P10"><text:a xlink:type="simple" xlink:href="#__RefHeading___Toc529_1427515529" text:style-name="Index_20_Link" text:visited-style-name="Index_20_Link">I.1. Quelle utilisation pour le jeu ?<text:tab/>2</text:a></text:p>
          <text:p text:style-name="P11"><text:a xlink:type="simple" xlink:href="#__RefHeading___Toc531_1427515529" text:style-name="Index_20_Link" text:visited-style-name="Index_20_Link">I.1.a) Freins à une utilisation en tant que ressource principale<text:tab/>2</text:a></text:p>
          <text:p text:style-name="P12"><text:a xlink:type="simple" xlink:href="#__RefHeading___Toc533_1427515529" text:style-name="Index_20_Link" text:visited-style-name="Index_20_Link">Rôle de l’enseignant<text:tab/>2</text:a></text:p>
          <text:p text:style-name="P12"><text:a xlink:type="simple" xlink:href="#__RefHeading___Toc535_1427515529" text:style-name="Index_20_Link" text:visited-style-name="Index_20_Link">Motivation générale et ambiance de classe<text:tab/>3</text:a></text:p>
          <text:p text:style-name="P12"><text:a xlink:type="simple" xlink:href="#__RefHeading___Toc537_1427515529" text:style-name="Index_20_Link" text:visited-style-name="Index_20_Link">Rythme d’apprentissage<text:tab/>4</text:a></text:p>
          <text:p text:style-name="P12"><text:a xlink:type="simple" xlink:href="#__RefHeading___Toc539_1427515529" text:style-name="Index_20_Link" text:visited-style-name="Index_20_Link">Évaluations<text:tab/>4</text:a></text:p>
          <text:p text:style-name="P11"><text:a xlink:type="simple" xlink:href="#__RefHeading___Toc541_1427515529" text:style-name="Index_20_Link" text:visited-style-name="Index_20_Link">I.1.b) Pistes de solution envisageables<text:tab/>5</text:a></text:p>
          <text:p text:style-name="P12"><text:a xlink:type="simple" xlink:href="#__RefHeading___Toc543_1427515529" text:style-name="Index_20_Link" text:visited-style-name="Index_20_Link">Outil de mise en situation de la matière<text:tab/>6</text:a></text:p>
          <text:p text:style-name="P12"><text:a xlink:type="simple" xlink:href="#__RefHeading___Toc545_1427515529" text:style-name="Index_20_Link" text:visited-style-name="Index_20_Link">Outil d’exercices de perfectionnement<text:tab/>6</text:a></text:p>
          <text:p text:style-name="P12"><text:a xlink:type="simple" xlink:href="#__RefHeading___Toc547_1427515529" text:style-name="Index_20_Link" text:visited-style-name="Index_20_Link">Outil de soutien<text:tab/>7</text:a></text:p>
          <text:p text:style-name="P12"><text:a xlink:type="simple" xlink:href="#__RefHeading___Toc549_1427515529" text:style-name="Index_20_Link" text:visited-style-name="Index_20_Link">En résumé<text:tab/>7</text:a></text:p>
          <text:p text:style-name="P10"><text:a xlink:type="simple" xlink:href="#__RefHeading___Toc551_1427515529" text:style-name="Index_20_Link" text:visited-style-name="Index_20_Link">I.2. Quelle philosophie pédagogique ?<text:tab/>7</text:a></text:p>
          <text:p text:style-name="P9"><text:a xlink:type="simple" xlink:href="#__RefHeading___Toc553_1427515529" text:style-name="Index_20_Link" text:visited-style-name="Index_20_Link">II. Point de vue technologique<text:tab/>8</text:a></text:p>
          <text:p text:style-name="P10"><text:a xlink:type="simple" xlink:href="#__RefHeading___Toc555_1427515529" text:style-name="Index_20_Link" text:visited-style-name="Index_20_Link">II.1. Quel moteur de jeu ?<text:tab/>8</text:a></text:p>
          <text:p text:style-name="P11"><text:a xlink:type="simple" xlink:href="#__RefHeading___Toc557_1427515529" text:style-name="Index_20_Link" text:visited-style-name="Index_20_Link">II.1.a) Avantages et inconvénients<text:tab/>8</text:a></text:p>
          <text:p text:style-name="P11"><text:a xlink:type="simple" xlink:href="#__RefHeading___Toc559_1427515529" text:style-name="Index_20_Link" text:visited-style-name="Index_20_Link">II.1.b) La version<text:tab/>8</text:a></text:p>
          <text:p text:style-name="P10"><text:a xlink:type="simple" xlink:href="#__RefHeading___Toc561_1427515529" text:style-name="Index_20_Link" text:visited-style-name="Index_20_Link">II.2. Quel système de base de données ?<text:tab/>8</text:a></text:p>
          <text:p text:style-name="P11"><text:a xlink:type="simple" xlink:href="#__RefHeading___Toc563_1427515529" text:style-name="Index_20_Link" text:visited-style-name="Index_20_Link">II.2.a) Les critères<text:tab/>9</text:a></text:p>
          <text:p text:style-name="P11"><text:a xlink:type="simple" xlink:href="#__RefHeading___Toc565_1427515529" text:style-name="Index_20_Link" text:visited-style-name="Index_20_Link">II.2.b) Avantages et inconvénients<text:tab/>9</text:a></text:p>
          <text:p text:style-name="P10"><text:a xlink:type="simple" xlink:href="#__RefHeading___Toc567_1427515529" text:style-name="Index_20_Link" text:visited-style-name="Index_20_Link">II.3. Quels autres outils ?<text:tab/>9</text:a></text:p>
          <text:p text:style-name="P11"><text:a xlink:type="simple" xlink:href="#__RefHeading___Toc569_1427515529" text:style-name="Index_20_Link" text:visited-style-name="Index_20_Link">II.3.a) L’environnement de développement<text:tab/>10</text:a></text:p>
          <text:p text:style-name="P11"><text:a xlink:type="simple" xlink:href="#__RefHeading___Toc571_1427515529" text:style-name="Index_20_Link" text:visited-style-name="Index_20_Link">II.3.b) La gestion de projet<text:tab/>10</text:a></text:p>
          <text:p text:style-name="P9"><text:a xlink:type="simple" xlink:href="#__RefHeading___Toc573_1427515529" text:style-name="Index_20_Link" text:visited-style-name="Index_20_Link">III. Point de vue technique<text:tab/>12</text:a></text:p>
          <text:p text:style-name="P10"><text:a xlink:type="simple" xlink:href="#__RefHeading___Toc575_1427515529" text:style-name="Index_20_Link" text:visited-style-name="Index_20_Link">III.1. Le système de base de données<text:tab/>12</text:a></text:p>
          <text:p text:style-name="P11"><text:a xlink:type="simple" xlink:href="#__RefHeading___Toc577_1427515529" text:style-name="Index_20_Link" text:visited-style-name="Index_20_Link">III.1.a) Configuration de l’application<text:tab/>12</text:a></text:p>
          <text:p text:style-name="P11"><text:a xlink:type="simple" xlink:href="#__RefHeading___Toc579_1427515529" text:style-name="Index_20_Link" text:visited-style-name="Index_20_Link">III.1.b) Sécurisation et améliorations de l’application<text:tab/>13</text:a></text:p>
          <text:p text:style-name="P10"><text:a xlink:type="simple" xlink:href="#__RefHeading___Toc581_1427515529" text:style-name="Index_20_Link" text:visited-style-name="Index_20_Link">III.2. La gestion des données<text:tab/>14</text:a></text:p>
          <text:p text:style-name="P9"><text:a xlink:type="simple" xlink:href="#__RefHeading___Toc583_1427515529" text:style-name="Index_20_Link" text:visited-style-name="Index_20_Link">IV. Point de vue éducatif<text:tab/>14</text:a></text:p>
          <text:p text:style-name="P9"><text:a xlink:type="simple" xlink:href="#__RefHeading___Toc585_1427515529" text:style-name="Index_20_Link" text:visited-style-name="Index_20_Link">V. Point de vue créatif<text:tab/>14</text:a></text:p>
          <text:p text:style-name="P9"><text:a xlink:type="simple" xlink:href="#__RefHeading___Toc593_1427515529" text:style-name="Index_20_Link" text:visited-style-name="Index_20_Link">VI. Point de vue personnel<text:tab/>16</text:a></text:p>
        </text:index-body>
      </text:table-of-content>
      <text:p text:style-name="P2"/>
      <text:p text:style-name="P1">Analyse</text:p>
      <text:h text:style-name="Heading_20_1" text:outline-level="1"><text:bookmark-start text:name="__RefHeading___Toc527_1427515529"/>Point de vue pédagogique<text:bookmark-end text:name="__RefHeading___Toc527_1427515529"/></text:h>
      <text:p text:style-name="P20">Cette partie traitera l’analyse du projet d’un point de vue pédagogique.</text:p>
      <text:p text:style-name="P20">Il sera question dans un premier temps de l’étude de l’utilisation qui sera faite du jeu vidéo.<text:line-break/>Dans un second temps, il s’agira de discuter des philosophies éducatives existantes et de celles choisies pour ce projet.</text:p>
      <text:h text:style-name="Heading_20_2" text:outline-level="2"><text:bookmark-start text:name="__RefHeading___Toc529_1427515529"/>Quelle utilisation pour le jeu ?<text:bookmark-end text:name="__RefHeading___Toc529_1427515529"/></text:h>
      <text:p text:style-name="P20">Le contexte d’utilisation imaginé à l’origine pour ce jeu était une utilisation en tant que ressource principale (du début à la fin de la période de scolarité), afin de permettre à chaque élève d’avancer à son propre rythme.</text:p>
      <text:p text:style-name="P20">Voyons dans un premier temps quels pourraient être les freins qui s’opposeraient à cette vision à l’aide de questions qui pourraient venir naturellement à l’esprit de tout un chacun qui s’intéresse à ce sujet.</text:p>
      <text:p text:style-name="P20">Puis, réfléchissions à de potentielles solutions qui impliquent principalement des adaptations qui pourraient être faites au jeu au centre de ce travail.</text:p>
      <text:h text:style-name="Heading_20_3" text:outline-level="3"><text:bookmark-start text:name="__RefHeading___Toc531_1427515529"/>Freins à une utilisation en tant que ressource principale<text:bookmark-end text:name="__RefHeading___Toc531_1427515529"/></text:h>
      <text:h text:style-name="Heading_20_4" text:outline-level="4"><text:bookmark-start text:name="__RefHeading___Toc533_1427515529"/>Rôle de l’enseignant<text:bookmark-end text:name="__RefHeading___Toc533_1427515529"/></text:h>
      <text:p text:style-name="P21">Actuellement, l’enseignant est responsable de la transmission des connaissances vers les élèves et représente la ressource principale nécessaire dans les établissements scolaires. Mais que deviendrait-il si on le remplaçait par un logiciel informatique tel que le jeu présenté dans ce projet ?</text:p>
      <text:p text:style-name="P21">La première réflexion logique qui vient à l’esprit après la proposition d’un tel changement est celle qui concerne la mission de l’enseignant : à quel point la responsabilité de la transmission de connaissances lui sera-t-elle enlevée ? Comment cette responsabilité sera-t-elle adaptée afin d’être transmise au logiciel et à la machine ?</text:p>
      <text:p text:style-name="P21">Que se passerait-il si cette responsabilité était entièrement transmise ? L’enseignant perdrait-il intégralement son rôle ? Sa position deviendrait-elle superflue ?</text:p>
      <text:p text:style-name="P21">Dans ce dernier cas, la seule possibilité d’adaptation serait de transformer le rôle actuel d’enseignant pour qu’il devienne un rôle de gardien : surveiller les enfants et veiller à ce que tout se passe bien au sein de la classe.</text:p>
      <text:p text:style-name="P22"><text:soft-page-break/>Aussi, une transmission entière de la responsabilité enseignante engendrerait des questions dont les potentielles réponses pourraient avoir des conséquences à encore plus grande ampleur.</text:p>
      <text:p text:style-name="P22">Par exemple, si l’enseignant n’est plus nécessaire en tant que tel, qu’en est-il des classes ? Seraient-elles encore nécessaires ? Se transformeraient-elles en simples salles informatiques sous surveillance d’un adulte ?</text:p>
      <text:p text:style-name="P22">L’enseignement pourrait-il être réalisé à domicile, directement chez chacun des élèves ? Dans ce cas, qu’en serait-il de la sociabilisation de l’élève ? Resterait-il cloîtré chez lui jusqu’à ce qu’il finisse de valider le dernier sujet enseigné par l’ordinateur ?</text:p>
      <text:p text:style-name="P22">Et au niveau du matériel ? Que l’enseignement reste en classe ou passe à domicile, quels seraient les besoins au niveau du matériel ? Un ordinateur par personne ? Ce qui signifierait plusieurs centaines d’euros à multiplier par le nombre d’élèves à qui les fournir ?</text:p>
      <text:p text:style-name="P22">Enfin, qui déciderait du programme scolaire ? Resterait-il une question d’ordre publique, ou existerait-il autant de versions du programme qu’il existerait d’entreprises souhaitant obtenir une part du marché de l’enseignement ?</text:p>
      <text:p text:style-name="P22">Dans tous les cas, il paraît clair que si le jeu vidéo (ou tout autre logiciel informatique) devenait la ressource principale nécessaire à l’enseignement, le rôle de l’enseignant et à plus grand angle le rôle de l’enseignement dans son entièreté poserait de nombreux problèmes, aussi bien organisationnels que politiques et moraux.</text:p>
      <text:h text:style-name="Heading_20_4" text:outline-level="4"><text:bookmark-start text:name="__RefHeading___Toc535_1427515529"/>Motivation générale et ambiance de classe<text:bookmark-end text:name="__RefHeading___Toc535_1427515529"/></text:h>
      <text:p text:style-name="P23">« <text:span text:style-name="T1">Chouette ! Un jeu vidéo ! »</text:span></text:p>
      <text:p text:style-name="P24">Beaucoup d’élèves auraient une réaction similaire à celle-ci lorsqu’on leur annoncera qu’un jeu vidéo prendra en charge leur enseignement.</text:p>
      <text:p text:style-name="P24">Mais qu’en sera-t-il à long terme ?</text:p>
      <text:p text:style-name="P24">Déjà à court terme, la réponse n’est pas évidente. Beaucoup d’élèves seront attirés par l’utilisation d’un jeu vidéo, mais déjà là il existe une première <text:s/>séparation quand à la motivation car de nombreux élèves ne sont pas particulièrement attirés par les jeux vidéo ou tout autre activité principalement réalisée sur un écran.</text:p>
      <text:p text:style-name="P24">Ensuite, dans la portion des élèves attirés, il faut être capable de les accrocher. Le style du jeu leur plaira-t-il ? Voudront-ils y jouer quelques minutes, quelques heures, quelques jours ? Rien n’est moins sûr.</text:p>
      <text:p text:style-name="P24">Quel sera le taux de rétention de l’attention des élèves ?</text:p>
      <text:p text:style-name="P24">Aussi, pour ceux qui auront fait la différence entre le jeu vidéo et le travail de réflexion et d’apprentissage qui y est quelque peu camouflé, auront-ils une assiduité exemplaire, ou préféreront-ils procrastiner afin de faire d’autres activités qui les intéresseront plus sur le moment ?</text:p>
      <text:p text:style-name="P24"><text:soft-page-break/>En dehors de la classe, que se passera-t-il ? Comment tempérer les comparaisons que feront les différents élèves entre eux ? Certes, pour certains élèves cela peut engendrer une rivalité bénéfique, qui les motivera à aller plus vite dans le programme et/ou à faire de meilleurs résultats.</text:p>
      <text:p text:style-name="P24">Mais pour les autres ? Cela pourrait engendrer une baisse de l’estime de soi, l’établissement d’une sorte de hiérarchie entre les « meilleurs élèves » <text:s/>– représentés par ceux qui seraient le plus loin dans la matière ou ceux qui ont les meilleurs résultats – et les « moins bons élèves » – représentés par ceux ayant le plus de difficultés.</text:p>
      <text:p text:style-name="P25">Enfin, au niveau de l’ambiance au sein de la classe, à quoi ressemblera-t-elle ? La classe sera-t-elle toujours aussi vivante qu’actuellement ? Ou alors assisterons-nous à des classes muettes dans lesquelles les élèves seront rivés face à leur écran, casque sur les oreilles, chacun indépendant des autres et sans aucune interaction ?</text:p>
      <text:p text:style-name="P25">Évidemment, tout cela représente des questions valables dans le cas d’un enseignement en classe. Comment évoluera la motivation des élèves si l’enseignement devenait un enseignement à domicile ?</text:p>
      <text:h text:style-name="Heading_20_4" text:outline-level="4"><text:bookmark-start text:name="__RefHeading___Toc537_1427515529"/>Rythme d’apprentissage<text:bookmark-end text:name="__RefHeading___Toc537_1427515529"/></text:h>
      <text:p text:style-name="P26">Actuellement, de nombreux enseignants se plaignent de la quantité de matière de plus en plus importante à enseigner dans un temps disponible de plus en plus restreint.</text:p>
      <text:p text:style-name="P26">Mais que deviendra ce temps disponible si l’enseignement devait se faire au rythme de chacun des élèves ? Comment savoir si ce rythme est suffisant, sans pour autant forcer l’élève à avancer plus vite que ce dont ses capacités lui permettent, le tout dans le but d’arriver dans les temps à la fin du programme ?</text:p>
      <text:p text:style-name="P26">Et pour les élèves les plus rapides, ceux qui iraient plus vite que ce que prévoit le programme ? Doit-on envisager d’aller plus loin que prévu, ou leur faire répéter les exercices des matières vues dans l’année encore et encore jusqu’à l’échéance ?</text:p>
      <text:p text:style-name="P26">Que deviendra leur motivation dans un cas comme dans l’autre ? Resteront-ils motivés du début à la fin ? Auront-ils plus ou moins la force de résister à un décrochage ? Que feront-ils pour s’occuper lorsqu’ils n’étudieront pas ? Doit-on s’attendre à ce que les élèves en avance ou en décrochage se mettent à déranger l’ambiance de la classe ?</text:p>
      <text:p text:style-name="P26">Et si l’enseignement se donne à domicile, qui surveillera ces élèves ? Auront-ils la possibilité de tuer le temps autrement qu’en travaillant ?</text:p>
      <text:h text:style-name="Heading_20_4" text:outline-level="4"><text:bookmark-start text:name="__RefHeading___Toc539_1427515529"/>Évaluations<text:bookmark-end text:name="__RefHeading___Toc539_1427515529"/></text:h>
      <text:p text:style-name="P27">Dans le système scolaire actuel, les évaluations se font de manière plus ou moins régulière, soit grâce à des interrogations réparties dans l’année, soit grâce à un contrôle continu. Ces méthodes d’évaluations ont pour objectif de mettre des valeurs chiffrées (à un moment donné ou sur une période donnée) sur les capacités d’un élève à fournir les bonnes réponses à des questions sur un sujet précis. </text:p>
      <text:p text:style-name="P27"><text:soft-page-break/>Pour évaluer correctement ces aptitudes, il est important d’aussi évaluer les méthodes utilisées et leur bonne utilisation.</text:p>
      <text:p text:style-name="P27">Mais à quoi ressembleraient les évaluations au sein d’un jeu vidéo ? Seraient-elles effectuées à un moment séparé de l’apprentissage – comme c’est le cas actuellement – ou le seraient-elles pendant ? Quels en seraient les critères ?</text:p>
      <text:p text:style-name="P27">Les évaluations seront-elles personnalisées pour chaque élève selon leur évolution ou resteraient-elles des points-clés sur lesquels on ne reviendrait pas lorsqu’ils après qu’ils soient passés ?</text:p>
      <text:p text:style-name="P27">Quels seront les critères précis de ces évaluations ? Sont-ils justes par rapport aux objectifs d’enseignement ?</text:p>
      <text:p text:style-name="P27">Comment évaluer un élève plus lent sur une matière qu’il n’aurait pas eu le temps (ou la motivation) de voir ? Comment évaluer les élèves les plus rapides, qui répéteraient les mêmes exercices en boucle ?</text:p>
      <text:p text:style-name="P27">Est-il possible de détecter un potentiel décrochage, qu’il soit intellectuel ou motivationnel, et faire en sorte d’y trouver des solutions ?</text:p>
      <text:p text:style-name="P27">Comment éviter le travail partagé et la triche ? Et comment évaluer les compétences de groupes ?</text:p>
      <text:p text:style-name="P27">Encore une fois, beaucoup de questions sont à poser, et peu de réponses peuvent déjà être données.</text:p>
      <text:h text:style-name="Heading_20_3" text:outline-level="3"><text:bookmark-start text:name="__RefHeading___Toc541_1427515529"/>Pistes de solution envisageables<text:bookmark-end text:name="__RefHeading___Toc541_1427515529"/></text:h>
      <text:p text:style-name="P27">Une brève étude des freins qui viennent s’opposer à l’utilisation du jeu vidéo en tant que ressource principale de l’enseignement a permis de montrer que cette vision des choses n’est pas réaliste dans les conditions actuelles.</text:p>
      <text:p text:style-name="P28">D’autant plus qu’il est important de rappeler que les quatre sujets choisis pour illustrer ce fait ne représentent qu’un échantillon d’un lot bien plus important de sujets qui viendraient ajouter des freins supplémentaires en plus de renforcer ceux déjà cités.</text:p>
      <text:p text:style-name="P28">Aussi, afin de démontrer si oui ou non les suppositions que l’ont pourrait avoir pour ou contre cette transformation radicale de l’enseignement, il serait nécessaire de mener de nombreuses expériences.</text:p>
      <text:p text:style-name="P28">Malheureusement, ces expériences ne peuvent pas être réalisées pour tout un tas de raisons aussi valables les unes que les autres. L’une d’entre elles est le fait que contrairement à des sujets d’informatique purs, il n’existe ici pas d’environnement dédié aux tests dans lesquels on pourrait simuler les actions (en l’occurrence la transformation pure et simple de l’enseignement actuel en le remplaçant par un enseignement effectué à l’aide de logiciels informatiques) afin de voir les différentes réactions possibles ainsi que les conséquences qu’elles engendreront à court et à long terme.</text:p>
      <text:p text:style-name="P28"><text:soft-page-break/>En plus court, à moins de faire le pari sans fondements que cette transformation de l’enseignement fonctionnerait, il n’est actuellement pas possible de passer à un enseignement donné principalement par des logiciels informatiques, qu’ils soient des jeux vidéos ou non.</text:p>
      <text:p text:style-name="P28">Plutôt que de chercher à revoir le système d’enseignement, il convient donc de revoir la méthode d’introduction du jeu vidéo afin que son utilisation puisse être intégrée de manière plus raisonnable à l’enseignement traditionnel.</text:p>
      <text:p text:style-name="P28">Pour cela, réfléchissons à plusieurs pistes d’introduction envisageables.</text:p>
      <text:h text:style-name="Heading_20_4" text:outline-level="4"><text:bookmark-start text:name="__RefHeading___Toc543_1427515529"/>Outil de mise en situation de la matière<text:bookmark-end text:name="__RefHeading___Toc543_1427515529"/></text:h>
      <text:p text:style-name="P29">La première piste de solution pour permettre d’intégrer le jeu vidéo à l’enseignement est de l’utiliser afin de créer des outils de mise en situation de la matière vue en classe.</text:p>
      <text:p text:style-name="P29">En effet, une des grandes qualités de cette technologie moderne est sa capacité à simuler des mondes réalistes – à différencier de réels – dans lesquels tout un chacun est capable de se projeter.</text:p>
      <text:p text:style-name="P29">C’est cette qualité qui sera utilisée principalement pour mener à bien cet objectif.</text:p>
      <text:p text:style-name="P29">Pour cela, plusieurs choses sont nécessaires : </text:p>
      <text:list text:style-name="L1">
        <text:list-item>
          <text:p text:style-name="P30">la matière étudiée doit avoir des applications dans la vie réelle, qu’elles soient quotidiennes ou spécifiques ;</text:p>
        </text:list-item>
        <text:list-item>
          <text:p text:style-name="P30">elle doit permettre d’être simulée ;</text:p>
        </text:list-item>
        <text:list-item>
          <text:p text:style-name="P30">elle doit être racontée de manière à ce que l’élève puisse se projeter dans le monde créé par la simulation.</text:p>
        </text:list-item>
      </text:list>
      <text:p text:style-name="P29">Un premier exemple, bien que vague, serait la création d’un monde tournant autour d’un jardinier ou d’un architecte afin d’illustrer certaines connaissances apprises pendant les cours de géométrie dans le plan ou dans l’espace.</text:p>
      <text:h text:style-name="Heading_20_4" text:outline-level="4"><text:bookmark-start text:name="__RefHeading___Toc545_1427515529"/>Outil d’exercices de perfectionnement<text:bookmark-end text:name="__RefHeading___Toc545_1427515529"/></text:h>
      <text:p text:style-name="P31">Une deuxième piste de solution envisageable pour permettre d’intégrer le jeu vidéo à l’enseignement est de l’utiliser afin de créer des outils de perfectionnement des connaissances vues en classe.</text:p>
      <text:p text:style-name="P31">Cette piste est envisageable notamment grâce à la vitesse de traitement des informations des ordinateurs actuels, et leur capacité à générer très rapidement un maximum d’exercices ou de simulations correspondant à des règles que nous lui précisons en avance.</text:p>
      <text:p text:style-name="P31">Cette capacité est d’autant plus améliorée grâce aux fulgurantes avancées récentes en matière d’intelligence artificielle.</text:p>
      <text:p text:style-name="P31">Un exemple d’utilisation de cet outil de perfectionnement serait son utilisation afin de générer des exercices en quantité quasiment infinie afin d’entraîner les élèves sur les <text:soft-page-break/>différents cas possibles (communs ou beaucoup plus rares) relatifs à une matière vue en classe. La seule limite ici serait le temps disponible à l’élève pour se perfectionner.</text:p>
      <text:h text:style-name="Heading_20_4" text:outline-level="4"><text:bookmark-start text:name="__RefHeading___Toc547_1427515529"/>Outil de soutien<text:bookmark-end text:name="__RefHeading___Toc547_1427515529"/></text:h>
      <text:p text:style-name="P32">Un dernier exemple de piste de solution envisageable pour l’intégration du jeu vidéo à l’enseignement est de l’utiliser en tant qu’outil de soutien aux élèves ayant des difficultés.</text:p>
      <text:p text:style-name="P32">Cette possibilité apporte des contraintes supplémentaires. En effet, les élèves en difficulté le sont en général pour une raison ou une combinaison de raisons bien précises.</text:p>
      <text:p text:style-name="P32">Ces difficultés peuvent être des difficultés rencontrées par les élèves en rapport aux matières vues (difficultés de compréhension et d’assimilation), des difficultés par rapport à l’enseignement dans son ensemble (difficulté de concentration ou de motivation à l’égard de l’école) ou des difficultés de type handicaps physiques ou psychologiques.</text:p>
      <text:p text:style-name="P32">Afin qu’un outil de soutien soit efficace, l’étape la plus compliquée est souvent de détecter la cause des difficultés rencontrées, car en plus des exemples cités ci-dessus, il existe aussi tout un lot de difficultés dont les causes sont entièrement externe à l’école.</text:p>
      <text:h text:style-name="Heading_20_4" text:outline-level="4"><text:bookmark-start text:name="__RefHeading___Toc549_1427515529"/>En résumé<text:bookmark-end text:name="__RefHeading___Toc549_1427515529"/></text:h>
      <text:p text:style-name="P33">En résumé, s’il est impossible d’imposer le jeu vidéo comme ressource d’enseignement, il existe bien des scénarios pour lesquels l’utilisation d’un jeu vidéo adapté à l’objectif serait un grand atout et un bonus considérable pour l’amélioration de l’enseignement.</text:p>
      <text:p text:style-name="P33">Mais pour que cela puisse fonctionner, il faut définir correctement quels sont les objectifs que le jeu vidéo doit remplir, les méthodes souhaitées et toutes les autres contraintes qui y sont liées.</text:p>
      <text:h text:style-name="Heading_20_2" text:outline-level="2"><text:bookmark-start text:name="__RefHeading___Toc551_1427515529"/>Quelle philosophie pédagogique ?<text:bookmark-end text:name="__RefHeading___Toc551_1427515529"/></text:h>
      <text:p text:style-name="P33">Le programme actuel de l’enseignement met en avant l’importance de l’apprentissage en spirale : aborder différents sujets de manière cyclique, en approfondissant la matière un peu plus à chaque phase.</text:p>
      <text:p text:style-name="P33">Cette méthode est à opposer à la méthode linéaire dont le but est d’apprendre la matière vue progressivement, mais du début à la fin en une seule fois, avant de passer à d’autres sujets pour ne jamais revenir sur les sujets considérés comme acquis totalement.</text:p>
      <text:p text:style-name="P33">Outre l’enseignement linéaire et l’enseignement en spirale, il existe :</text:p>
      <text:list text:style-name="L2">
        <text:list-item>
          <text:p text:style-name="P34">l’enseignement par projet : cette approche consiste à organiser les cours autour de projets concrets, qui permettent aux élèves d’appliquer les connaissances et les compétences acquises dans un contexte réel ;</text:p>
        </text:list-item>
        <text:list-item>
          <text:p text:style-name="P34">l’enseignement coopératif : cette méthode encourage la collaboration entre les élèves. Les élèves travaillent en groupes pour accomplir des tâches et résoudre des problèmes ;</text:p>
        </text:list-item>
        <text:list-item>
          <text:p text:style-name="P34"><text:soft-page-break/>L’enseignement différencié : cette méthode consiste à adapter l’enseignement à chaque élève en fonction de ses besoins et de ses capacités.</text:p>
        </text:list-item>
      </text:list>
      <text:p text:style-name="P33">Dans ce projet, <text:span text:style-name="T2">la philosophie</text:span> est d’ajouter à la méthode d’enseignement en spirale des techniques d’enseignement différencié afin de permettre à chaque élève d’avancer à son rythme et de permettre à l’enseignant de mieux évaluer quelles sont les forces et les faiblesses de chaque élève vis-à-vis des différentes matières traitées, et ainsi d’y remédier, tout en n’empêchant pas les autres élèves d’évoluer à leur propre rythme.</text:p>
      <text:h text:style-name="Heading_20_1" text:outline-level="1"><text:bookmark-start text:name="__RefHeading___Toc553_1427515529"/>Point de vue technologique<text:bookmark-end text:name="__RefHeading___Toc553_1427515529"/></text:h>
      <text:h text:style-name="Heading_20_2" text:outline-level="2"><text:bookmark-start text:name="__RefHeading___Toc555_1427515529"/>Quel moteur de jeu ?<text:bookmark-end text:name="__RefHeading___Toc555_1427515529"/></text:h>
      <text:p text:style-name="P35">Il existe de nombreux moteurs de jeux dans l’écosystème du jeu vidéo, mais quatre options principales se sont imposées : Unity, Unreal Engine, Godot ou un moteur de jeu fait à la main pour le projet.</text:p>
      <text:h text:style-name="Heading_20_3" text:outline-level="3"><text:bookmark-start text:name="__RefHeading___Toc557_1427515529"/>Avantages et inconvénients<text:bookmark-end text:name="__RefHeading___Toc557_1427515529"/></text:h>
      <text:p text:style-name="P35">Il était nécessaire de choisir entre ces quatre options et n’en garder qu’une. Pour cela, j’ai listé les avantages et inconvénients que je pouvais trouver pour chacune des options. Ces avantages et inconvénients sont des interprétations basées sur mon expérience personnelle et sur les informations que j’ai pu trouver en ligne, et ne seront donc pas les mêmes pour chaque développeurs, et encore moins pour chaque projet.<office:annotation loext:resolved="false"><dc:creator>Auteur inconnu</dc:creator><dc:date>2023-06-11T16:08:15.475000000</dc:date><text:p text:style-name="P48"><text:span text:style-name="T11">Ajouter les avantages et inconvénients de chacune des options envisagée : Unity, Unreal Engine, Godot ou un moteur de jeu fait à la main pour le projet.</text:span></text:p></office:annotation></text:p>
      <text:p text:style-name="P35">Une fois ces listes réalisées, il m’était plus facile de choisir mon option préférée : Unity.</text:p>
      <text:h text:style-name="Heading_20_3" text:outline-level="3"><text:bookmark-start text:name="__RefHeading___Toc559_1427515529"/>La version<text:bookmark-end text:name="__RefHeading___Toc559_1427515529"/></text:h>
      <text:p text:style-name="P35">Encore faut-il maintenant choisir une version du moteur de jeu, et cette fois-ci mon choix s’est porté vers la version 2022.2<text:note text:id="ftn1" text:note-class="footnote"><text:note-citation>1</text:note-citation><text:note-body><text:p text:style-name="P5">Cette version n’est plus reconnue en tant que version Long Term Support de la part de Unity depuis le début du mois de juin 2023.</text:p></text:note-body></text:note>. Cette version est une version stable, et qui possédait un support à long terme (LTS) au moment de ce choix. Entre temps, le support à long terme pour cette version n’est plus depuis le mois de juin 2023 et la sortie de la version 2023.3 du moteur.</text:p>
      <text:h text:style-name="Heading_20_2" text:outline-level="2"><text:bookmark-start text:name="__RefHeading___Toc561_1427515529"/>Quel système de base de données ?<text:bookmark-end text:name="__RefHeading___Toc561_1427515529"/></text:h>
      <text:p text:style-name="P36">Une des premières questions qui se sont posées lors du choix des technologies à utiliser était de savoir si oui ou non un système de base de données était nécessaire – et si oui, lequel.</text:p>
      <text:p text:style-name="P36">La réponse a immédiatement paru évidente :</text:p>
      <text:list text:style-name="L3">
        <text:list-item>
          <text:p text:style-name="P37">Le jeu devait être personnalisable suivant tout un nombre de critères : il faut donc enregistrer ces critères et les valeurs de personnalisation pour chacun des utilisateurs du jeu de manière regroupée afin de voir si les critères et les personnalisations qui en résultent sont adaptés aux utilisateurs, à l’objectif du jeu et à l’utilisation qui en est faite.</text:p>
        </text:list-item>
        <text:list-item>
          <text:p text:style-name="P37"><text:soft-page-break/>Le jeu doit être capable de générer lui-même toute une série de fonctionnalités à partir d’informations génériques : il faut donc stocker ces informations génériques de manière groupée.</text:p>
        </text:list-item>
        <text:list-item>
          <text:p text:style-name="P37">Le jeu doit être suffisamment léger pour que l’investissement matériel des utilisateurs soit minimal : de nombreuses informations doivent être centralisées afin de permettre un allègement du logiciel.</text:p>
        </text:list-item>
        <text:list-item>
          <text:p text:style-name="P37">L’utilisation du jeu doit rester confortable : afin que les mises à jour restent limitées, il paraît intéressant de centraliser dans un serveur toutes les informations qui peuvent être actualisées fréquemment afin que les utilisateur n’aient pas le besoin de faire de mises à jour de manière trop fréquente.</text:p>
        </text:list-item>
      </text:list>
      <text:p text:style-name="P38">Pour ces raisons, et bien plus encore, un système de base de données représentait <text:span text:style-name="T3">un outil dont il est impossible de se passer. Mais encore faut-il que ce système soit adapté à nos outils existants et aux données qu’il va enregistrer.</text:span></text:p>
      <text:h text:style-name="Heading_20_3" text:outline-level="3"><text:bookmark-start text:name="__RefHeading___Toc563_1427515529"/>Les critères<text:bookmark-end text:name="__RefHeading___Toc563_1427515529"/></text:h>
      <text:p text:style-name="P36">Ainsi, il faut que le SGBD choisi soit compatible avec Unity et puisse être utilisé aussi bien sur l’environnement de développement local que à distance sans trop de modifications.</text:p>
      <text:p text:style-name="P36">La deuxième partie de la question fut relativement simple à donner : pour que la base de données puisse être utilisable sur des environnements différents, une conteneurisation du système via Docker a été choisie.</text:p>
      <text:p text:style-name="P36">Il ne reste plus qu’à choisir entre les différents types de base de données : base de données relationnelle ou non. Pour cela, il fallait surtout prendre en compte la complexité de la structure des données à enregistrer. J’ai donc choisi un système relationnel car les données enregistrées seront mises en forme de manière linéaire afin de pouvoir les rechercher plus facilement et de manière automatique.</text:p>
      <text:p text:style-name="P36">Enfin, il fallait choisir le système en lui-même et encore une fois de nombreuses options se dressaient face à moi, mais les plus intéressantes étaient MySQL, PostgreSQL et Microsoft SQL Server.</text:p>
      <text:h text:style-name="Heading_20_3" text:outline-level="3"><text:bookmark-start text:name="__RefHeading___Toc565_1427515529"/>Avantages et inconvénients<text:bookmark-end text:name="__RefHeading___Toc565_1427515529"/></text:h>
      <text:p text:style-name="P6"><office:annotation loext:resolved="false"><dc:creator>Auteur inconnu</dc:creator><dc:date>2023-06-11T17:12:38.823000000</dc:date><text:p text:style-name="P48"><text:span text:style-name="T11">Ajouter les avantages et les inconvénients des 3 options principales : MySQL, PostgreSQL et Microsoft SQL Server</text:span></text:p></office:annotation><text:span text:style-name="T10">Après avoir encore une fois posé les avantages et inconvénients de chaque option, mon choix s’est tourné vers PostgreSQL.</text:span></text:p>
      <text:h text:style-name="Heading_20_2" text:outline-level="2"><text:bookmark-start text:name="__RefHeading___Toc567_1427515529"/>Quels autres outils ?<text:bookmark-end text:name="__RefHeading___Toc567_1427515529"/></text:h>
      <text:p text:style-name="P39">Au-delà des composantes du jeu, il y a quelques autres outils dont l’utilisation est notable.</text:p>
      <text:h text:style-name="Heading_20_3" text:outline-level="3"><text:bookmark-start text:name="__RefHeading___Toc569_1427515529"/><text:soft-page-break/>L’environnement de développement<text:bookmark-end text:name="__RefHeading___Toc569_1427515529"/></text:h>
      <text:p text:style-name="P39">Lorsque l’on utilise Unity Engine comme moteur de jeu, il nous propose par défaut l’utilisation de Visual Studio pour la partie développement. Mais il propose aussi l’utilisation de Visual Studio Code (qui sera abrévié VSCode pour éviter la confusion). C’est cette deuxième option que j’ai choisie.</text:p>
      <text:p text:style-name="P39">En effet, l’argument principal en la défaveur de Visual Studio est son poids. Sur la page officielle de Microsoft concernant la configurations requises pour Visual Studio 2022, il est fait mention du fait qu’une installation classique de l’application pèse entre 20 et 50 giga-octets<text:note text:id="ftn2" text:note-class="footnote"><text:note-citation>2</text:note-citation><text:note-body><text:p text:style-name="Footnote"><text:a xlink:type="simple" xlink:href="https://learn.microsoft.com/fr-fr/visualstudio/releases/2022/system-requirements" text:style-name="Internet_20_link" text:visited-style-name="Visited_20_Internet_20_Link">Configuration requise pour Visual Studio 2022 | Microsoft Learn</text:a> </text:p></text:note-body></text:note>. Et cette information est sans compter les outils supplémentaires à disposition, qui amènerait une installation complète jusqu’à 210 giga-octets.</text:p>
      <text:p text:style-name="P39">A contrario, VSCode pèse moins de 500 mega-octets<text:note text:id="ftn3" text:note-class="footnote"><text:note-citation>3</text:note-citation><text:note-body><text:p text:style-name="Footnote"><text:a xlink:type="simple" xlink:href="https://code.visualstudio.com/docs/supporting/requirements" text:style-name="Internet_20_link" text:visited-style-name="Visited_20_Internet_20_Link">Requirements for Visual Studio Code</text:a> </text:p></text:note-body></text:note>, et les extensions qui peuvent y être installées ne pèse pas non plus très lourd, ou en tout cas bien moins lourd que les outils de Visual Studio.</text:p>
      <text:p text:style-name="P39">En parlant d’extensions, VSCode a cette particularité d’être ajustable selon les besoins de l’utilisateur : peut importe le type de projet et le ou les langage(s) utilisé(s) pour programmer, il existera certainement des extensions permettant de rendre plus confortable les missions à remplir. Ce qui n’est pas le cas de Visual Studio qui est optimisé pour la programmation en C# et en C++.</text:p>
      <text:h text:style-name="Heading_20_3" text:outline-level="3"><text:bookmark-start text:name="__RefHeading___Toc571_1427515529"/>La gestion de projet<text:bookmark-end text:name="__RefHeading___Toc571_1427515529"/></text:h>
      <text:p text:style-name="P40">Pour la gestion de projet, un seul duo d’applications a été retenu : Git et GitHub.</text:p>
      <text:p text:style-name="P40">Ce duo permet de gérer facilement les projets, qu’ils soient collaboratifs ou non, privés ou publiques grâce à leur utilisation en tant qu’outil de versionnage du code.</text:p>
      <text:p text:style-name="P40">Certains des critères qui ont choisi à leur utilisation sont :</text:p>
      <text:list text:style-name="L4">
        <text:list-item>
          <text:p text:style-name="P41">En tant qu’outil de versionnage du code, Git permet de revenir facilement sur ses pas lors d’expérimentations grâce aux branches et de localiser quand ont été faites certaines transformations du code grâce aux commits.</text:p>
        </text:list-item>
        <text:list-item>
          <text:p text:style-name="P41">Git permet aussi d’enregistrer les fichiers plus lourds nécessaires notamment lors de la réalisation de jeux vidéo grâce à son option LFS.</text:p>
        </text:list-item>
        <text:list-item>
          <text:p text:style-name="P41">GitHub permet d’enregistrer le code de manière distante afin d’en avoir toujours une sauvegarde récupérable en cas de désastre.</text:p>
        </text:list-item>
        <text:list-item>
          <text:p text:style-name="P41">GitHub met à disposition un environnement complet de gestion de projet grâce aux <text:span text:style-name="T5">issues</text:span><text:span text:style-name="T6"> et aux tableaux de projets.</text:span></text:p>
        </text:list-item>
      </text:list>
      <text:p text:style-name="P42"><text:span text:style-name="T7">Autant le choix de Git paraissait une évidence pour la gestion du code, autant l</text:span><text:span text:style-name="T4">e choix d’utilisation de GitHub par rapport à des alternatives comme GitLab ou d’autres s’est fait grâce </text:span><text:soft-page-break/><text:span text:style-name="T4">à l’expérience que j’ai acquis</text:span><text:span text:style-name="T8">e</text:span><text:span text:style-name="T4"> sur l’application grâce à mes projets (scolaires ou non) précédents et au temps que j’ai passé dessus.</text:span></text:p>
      <text:p text:style-name="P1">Réalisation</text:p>
      <text:h text:style-name="Heading_20_1" text:outline-level="1"><text:bookmark-start text:name="__RefHeading___Toc573_1427515529"/>Point de vue technique<text:bookmark-end text:name="__RefHeading___Toc573_1427515529"/></text:h>
      <text:h text:style-name="Heading_20_2" text:outline-level="2"><text:bookmark-start text:name="__RefHeading___Toc575_1427515529"/>Le système de base de données<text:bookmark-end text:name="__RefHeading___Toc575_1427515529"/></text:h>
      <text:h text:style-name="Heading_20_3" text:outline-level="3"><text:bookmark-start text:name="__RefHeading___Toc577_1427515529"/>Configuration de l’application<text:bookmark-end text:name="__RefHeading___Toc577_1427515529"/></text:h>
      <text:p text:style-name="P43">L’application de base de données a été créée au sein d’un conteneur Docker grâce à l’utilisation d’un fichier Docker Compose. Deux services la composent :</text:p>
      <text:list text:style-name="L5">
        <text:list-item>
          <text:p text:style-name="P44">un conteneur comprenant une image de Postgres pour la base de données ;</text:p>
        </text:list-item>
        <text:list-item>
          <text:p text:style-name="P44">un conteneur comprenant une image d’Adminer pour une gestion visuel de la base de données.</text:p>
        </text:list-item>
      </text:list>
      <text:p text:style-name="P43">La configuration des services est une configuration basique. Les seules modifications notables sont l’utilisation de fichiers externes pour le stockage des identifiants et mot de passe et l’utilisation d’un dossier comprenant les scripts SQL à lancer au premier démarrage de l’application.</text:p>
      <text:p text:style-name="P43">Voici le fichier Docker Compose (<text:span text:style-name="T5">compose.yaml</text:span><text:span text:style-name="T6">) reprenant</text:span> les spécifications de l’application de base de données :</text:p>
      <text:p text:style-name="P19">services:</text:p>
      <text:p text:style-name="P19"><text:s text:c="2"/>database:</text:p>
      <text:p text:style-name="P19"><text:s text:c="4"/>image: postgres</text:p>
      <text:p text:style-name="P19"><text:s text:c="4"/>restart: always</text:p>
      <text:p text:style-name="P19"><text:s text:c="4"/>environment:</text:p>
      <text:p text:style-name="P19"><text:s text:c="6"/>- POSTGRES_USER_FILE=/run/secrets/postgres_user <text:s/># OPTIONAL - If not specified, "postgres" will be used - Username of superuser</text:p>
      <text:p text:style-name="P19"><text:s text:c="6"/>- POSTGRES_PASSWORD_FILE=/run/secrets/postgres_password</text:p>
      <text:p text:style-name="P19"><text:s text:c="6"/>- POSTGRES_DB=tfe_database</text:p>
      <text:p text:style-name="P19"><text:s text:c="4"/>ports:</text:p>
      <text:p text:style-name="P19"><text:s text:c="6"/>- 5432:5432</text:p>
      <text:p text:style-name="P19"><text:s text:c="4"/>volumes:</text:p>
      <text:p text:style-name="P19"><text:s text:c="6"/>- ./initscripts/:/docker-entrypoint-initdb.d/</text:p>
      <text:p text:style-name="P19"><text:s text:c="4"/>secrets:</text:p>
      <text:p text:style-name="P19"><text:s text:c="6"/>- postgres_user</text:p>
      <text:p text:style-name="P19"><text:s text:c="6"/>- postgres_password</text:p>
      <text:p text:style-name="P19"/>
      <text:p text:style-name="P19"><text:s text:c="2"/>adminer:</text:p>
      <text:p text:style-name="P19"><text:s text:c="4"/>image: adminer</text:p>
      <text:p text:style-name="P19"><text:s text:c="4"/>restart: always</text:p>
      <text:p text:style-name="P19"><text:s text:c="4"/>ports: </text:p>
      <text:p text:style-name="P19"><text:s text:c="6"/>- 8080:8080</text:p>
      <text:p text:style-name="P19"/>
      <text:p text:style-name="P19">secrets:</text:p>
      <text:p text:style-name="P19"><text:soft-page-break/><text:s text:c="2"/>postgres_password:</text:p>
      <text:p text:style-name="P19"><text:s text:c="4"/>file: ./secrets/postgres-superpassword</text:p>
      <text:p text:style-name="P19"><text:s text:c="2"/>postgres_user:</text:p>
      <text:p text:style-name="P19"><text:s text:c="4"/>file: ./secrets/postgres-superuser</text:p>
      <text:p text:style-name="P43">Les raisons amenant à l’utilisation de Docker et Docker Compose sont les nombreux arguments en faveur d’une conteneurisation des applications. Les raisons les plus importantes par rapport au contexte de ce travail sont :</text:p>
      <text:list text:style-name="L6">
        <text:list-item>
          <text:p text:style-name="P45">L’isolation : isoler une application dans un conteneur permet de gérer les dépendances et configuration de cette application de manière indépendante du reste du projet et du système qui héberge Docker.</text:p>
        </text:list-item>
        <text:list-item>
          <text:p text:style-name="P45">La facilité de déploiement : l’entièreté de l’application de base de données peut être créé et configurer grâce à une seul fichier de configurations de quelques lignes. Pour effectuer le déploiement, il suffit ensuite d’une seule ligne de commande afin d’exécuter ce fichier.</text:p>
        </text:list-item>
        <text:list-item>
          <text:p text:style-name="P45">La portabilité : avoir des conteneurs indépendants du système qui l’héberge permet de facilement déployer l’application sur différents environnements (développement, production, cloud, etc.) sans avoir à se soucier des différences de configuration.</text:p>
        </text:list-item>
      </text:list>
      <text:h text:style-name="Heading_20_3" text:outline-level="3"><text:bookmark-start text:name="__RefHeading___Toc579_1427515529"/>Sécurisation et améliorations de l’application<text:bookmark-end text:name="__RefHeading___Toc579_1427515529"/></text:h>
      <text:p text:style-name="P43">Pour ce projet, l’objectif principal concernant l’application de base de données est qu’elle soit simple en termes de configuration et d’utilisation.</text:p>
      <text:p text:style-name="P46">Néanmoins, l’utilisation de Docker permet d’adapter relativement facilement l’infrastructure de l’application pour répondre à d’autres objectifs. <text:span text:style-name="T9">Les services déjà existant peuvent être améliorés à l’aide de configurations supplémentaires afin de les optimiser ou d’améliorer la sécurité, et d’autres catégories de services peuvent être greffés à l’infrastructure existante selon les objectifs souhaités :</text:span></text:p>
      <text:list text:style-name="L7">
        <text:list-item>
          <text:p text:style-name="P47">Un serveur de cache afin d’améliorer les performances de l’application. Ces services peuvent être utilisés pour stocker des données fréquemment consultées dans la mémoire, réduisant ainsi les requêtes à la base de données PostgreSQL et accélérant le temps de réponse. Ce type de service est intéressant lorsque le nombre de requêtes vers la base de données devient important.</text:p>
        </text:list-item>
        <text:list-item>
          <text:p text:style-name="P47">Un service de monitoring et de logs pour surveiller les performances et la santé de l’infrastructure de conteneurs. Ces services permettent de collecter des métriques et de visualiser les données de performance afin de permettre de diagnostiquer les problèmes potentiels pour les résoudre au plus tôt.</text:p>
        </text:list-item>
        <text:list-item>
          <text:p text:style-name="P47">Un service de sauvegarde et de restauration afin de planifier des sauvegardes régulières et de faciliter la récupération des données en cas de besoin.</text:p>
        </text:list-item>
      </text:list>
      <text:p text:style-name="P43"><text:soft-page-break/>D’autres services plus avancés peuvent aussi être envisagés : serveur de cache inversé, serveur de files d’attente, services de tests et d’automatisation, etc.</text:p>
      <text:h text:style-name="Heading_20_2" text:outline-level="2"><text:bookmark-start text:name="__RefHeading___Toc581_1427515529"/>La gestion des données<text:bookmark-end text:name="__RefHeading___Toc581_1427515529"/></text:h>
      <text:p text:style-name="P7">- Opérations sur les données</text:p>
      <text:p text:style-name="P8">- RGPD</text:p>
      <text:h text:style-name="Heading_20_1" text:outline-level="1"><text:bookmark-start text:name="__RefHeading___Toc583_1427515529"/>Point de vue éducatif<text:bookmark-end text:name="__RefHeading___Toc583_1427515529"/></text:h>
      <text:p text:style-name="P3">Génération des exercices</text:p>
      <text:h text:style-name="Heading_20_1" text:outline-level="1"><text:bookmark-start text:name="__RefHeading___Toc585_1427515529"/>Point de vue créatif<text:bookmark-end text:name="__RefHeading___Toc585_1427515529"/></text:h>
      <text:p text:style-name="P4">Inspirations</text:p>
      <text:p text:style-name="P4">Méthodes créatives</text:p>
      <text:p text:style-name="P1">Projection</text:p>
      <text:h text:style-name="P16" text:outline-level="1">Introduction</text:h>
      <text:h text:style-name="Heading_20_2" text:outline-level="2">Utilisation et adoption du projet</text:h>
      <text:h text:style-name="Heading_20_2" text:outline-level="2">Recommandations pour l’amélioration et l’évolution du projet</text:h>
      <text:h text:style-name="Heading_20_2" text:outline-level="2">Éléments du cahier de charges non réalisés</text:h>
      <text:h text:style-name="Heading_20_2" text:outline-level="2">Mesures alternatives ou compensatoires envisagées</text:h>
      <text:h text:style-name="Heading_20_2" text:outline-level="2">Recommandations pour la suite</text:h>
      <text:h text:style-name="Heading_20_2" text:outline-level="2">Conclusion</text:h>
      <text:p text:style-name="P15">Méthodologie</text:p>
      <text:h text:style-name="P17" text:outline-level="1"><text:bookmark-start text:name="__RefHeading___Toc593_1427515529"/>Point de vue personnel<text:bookmark-end text:name="__RefHeading___Toc593_1427515529"/></text:h>
      <text:h text:style-name="P18" text:outline-level="2">Introduction à la méthodologie</text:h>
      <text:p text:style-name="P13">Introduction succinte décrivant l’importance de la méthodologie de travail dans le cadre du projet.</text:p>
      <text:p text:style-name="P13">Brève explication des principes directeurs qui ont guidé la méthodologie.</text:p>
      <text:h text:style-name="Heading_20_2" text:outline-level="2">Étapes clés</text:h>
      <text:p text:style-name="P13">Description des différentes étapes ou phases de la méthodologie de travail avec présentation dans l’ordre chronologique.</text:p>
      <text:p text:style-name="P13">Explication en détail de chaque étape avec les activités réalisées et les résultats attendus.</text:p>
      <text:p text:style-name="P13">Utilisation d’exemples : pour une étape d’analyse des besoins, décrire comment recueillir les besoins des utilisateurs, les méthodes utilisées et les résultats obtenus.</text:p>
      <text:h text:style-name="P18" text:outline-level="2">Outils et techniques</text:h>
      <text:p text:style-name="P13">Présenter les outils, les techniques ou les méthodes spécifiques utilisées pour faciliter le travail et améliorer les résultats.</text:p>
      <text:p text:style-name="P13">Expliquer l’utilisation de chaque outil ou technique dans le contexte du projet.</text:p>
      <text:p text:style-name="P13">Utilisation d’exemple</text:p>
      <text:h text:style-name="Heading_20_2" text:outline-level="2">Adaptations et ajustements</text:h>
      <text:p text:style-name="P13">Mention que la méthodologie de travail peut avoir été adaptée ou ajustée en fonction des besoins spécifiques du projet ou du contexte évolutif.</text:p>
      <text:p text:style-name="P13">Explication de la gestion des changements, des problèmes rencontrées et des ajustements effectués pour maintenir le projet sur la bonne voie.</text:p>
      <text:p text:style-name="P13">Utilisation d’exemples</text:p>
      <text:h text:style-name="Heading_20_2" text:outline-level="2">Résultats et avantages</text:h>
      <text:p text:style-name="P13">Quels sont les résultats positifs obtenus grâce à l’application de la méthodologie de travail ?</text:p>
      <text:p text:style-name="P13"><text:soft-page-break/>Expliquer les avantages spécifiques que la méthodologie a apporté au projet : l’amélioration de l’efficacité, la réduction des risques, l’amélioration de la collaboration, l’atteinte des objectifs fixés, etc.</text:p>
      <text:p text:style-name="P13">Utiliser des données quantitatives ou qualitatives pour étayer les résultats et avantages</text:p>
      <text:h text:style-name="Heading_20_2" text:outline-level="2">Leçons apprises</text:h>
      <text:p text:style-name="P14">Faire part des leàons apprises tout au long de l’application de la méthodologie de travail</text:p>
      <text:p text:style-name="P14">Discuter des défis rencontrés, des erreurs commises et des enseignements tirés</text:p>
      <text:p text:style-name="P14">Proposer des recommandations pour l’amélioration de la méthodologie à l’avenir ou pour son application dans d’autres projets similair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Mono" svg:font-family="'Noto Mono'" style:font-adornments="Normal" style:font-family-generic="modern" style:font-pitch="fixed"/>
    <style:font-face style:name="Noto Sans" svg:font-family="'Noto Sans'" style:font-adornments="Gras" style:font-family-generic="swiss" style:font-pitch="variable"/>
    <style:font-face style:name="Noto Sans Nag Mundari" svg:font-family="'Noto Sans Nag Mundari'" style:font-adornments="Normal" style:font-family-generic="swiss" style:font-pitch="variable"/>
    <style:font-face style:name="Noto Sans1" svg:font-family="'Noto Sans'" style:font-adornments="Italique gras"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B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15%" fo:text-align="justify" style:justify-single-word="false" fo:text-indent="0cm" style:auto-text-indent="true" style:page-number="auto"/>
      <style:text-properties style:font-name="Noto Sans Nag Mundari" fo:font-family="'Noto Sans Nag Mundari'" style:font-style-name="Normal" style:font-family-generic="swiss" style:font-pitch="variable" fo:font-size="11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Heading_20_1" style:class="chapter" style:master-page-name="">
      <style:paragraph-properties fo:text-align="center" style:justify-single-word="false" style:page-number="auto">
        <style:tab-stops/>
      </style:paragraph-properties>
      <style:text-properties style:font-name="Noto Sans" fo:font-family="'Noto Sans'" style:font-style-name="Gras" style:font-family-generic="swiss" style:font-pitch="variable" fo:font-size="26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Noto Sans" fo:font-family="'Noto Sans'" style:font-style-name="Gra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Noto Sans" fo:font-family="'Noto Sans'" style:font-style-name="Gras" style:font-family-generic="swiss" style:font-pitch="variable" fo:font-size="15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Noto Sans" fo:font-family="'Noto Sans'" style:font-style-name="Gras" style:font-family-generic="swiss"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Noto Sans1" fo:font-family="'Noto Sans'" style:font-style-name="Italique gras" style:font-family-generic="swiss" style:font-pitch="variable" fo:font-size="12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master-page-name="">
      <loext:graphic-properties draw:fill="solid" draw:fill-color="#eeeeee"/>
      <style:paragraph-properties fo:margin-left="1cm" fo:margin-right="0cm" fo:margin-top="0cm" fo:margin-bottom="0.3cm" style:contextual-spacing="true" fo:line-height="115%" fo:text-indent="0cm" style:auto-text-indent="false" style:page-number="auto" fo:background-color="#eeeeee" fo:padding-left="0.499cm" fo:padding-right="0cm" fo:padding-top="0.199cm" fo:padding-bottom="0.199cm" fo:border-left="0.74pt solid #000000" fo:border-right="none" fo:border-top="none" fo:border-bottom="none" style:shadow="none" style:join-border="true">
        <style:tab-stops/>
      </style:paragraph-properties>
      <style:text-properties style:font-name="Noto Mono" fo:font-family="'Noto Mono'" style:font-style-name="Normal" style:font-family-generic="modern" style:font-pitch="fixed" fo:font-size="10pt" fo:language="en" fo:country="US"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text:style-name="Numbering_20_Symbols" loext:num-list-format="%1%." style:num-suffix="." style:num-format="I">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a"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10T17:06:56.783000000</meta:creation-date>
    <meta:generator>LibreOffice/7.5.4.2$Windows_X86_64 LibreOffice_project/36ccfdc35048b057fd9854c757a8b67ec53977b6</meta:generator>
    <dc:date>2023-06-13T23:09:13.774000000</dc:date>
    <meta:editing-duration>P1DT3H47M42S</meta:editing-duration>
    <meta:editing-cycles>43</meta:editing-cycles>
    <meta:document-statistic meta:table-count="0" meta:image-count="0" meta:object-count="0" meta:page-count="17" meta:paragraph-count="246" meta:word-count="4650" meta:character-count="29896" meta:non-whitespace-character-count="25434"/>
  </office:meta>
</office:document-meta>
</file>